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1ed715" officeooo:paragraph-rsid="001ed715" style:font-size-asian="14pt" style:font-size-complex="16pt"/>
    </style:style>
    <style:style style:name="P2" style:family="paragraph" style:parent-style-name="Standard">
      <style:text-properties fo:font-size="16pt" officeooo:rsid="001ee9b7" officeooo:paragraph-rsid="001ee9b7" style:font-size-asian="14pt" style:font-size-complex="16pt"/>
    </style:style>
    <style:style style:name="P3" style:family="paragraph" style:parent-style-name="Standard">
      <style:text-properties fo:font-size="16pt" officeooo:rsid="0020dd07" officeooo:paragraph-rsid="0020dd07" style:font-size-asian="14pt" style:font-size-complex="16pt"/>
    </style:style>
    <style:style style:name="P4" style:family="paragraph" style:parent-style-name="Standard">
      <style:text-properties fo:font-size="16pt" officeooo:rsid="00217c5e" officeooo:paragraph-rsid="00217c5e" style:font-size-asian="14pt" style:font-size-complex="16pt"/>
    </style:style>
    <style:style style:name="P5" style:family="paragraph" style:parent-style-name="Standard">
      <style:text-properties fo:font-size="16pt" officeooo:rsid="0021af7b" officeooo:paragraph-rsid="0021af7b" style:font-size-asian="14pt" style:font-size-complex="16pt"/>
    </style:style>
    <style:style style:name="P6" style:family="paragraph" style:parent-style-name="Standard">
      <style:text-properties fo:font-size="12pt" officeooo:rsid="001ed715" officeooo:paragraph-rsid="001ed715" style:font-size-asian="10.5pt" style:font-size-complex="12pt"/>
    </style:style>
    <style:style style:name="P7" style:family="paragraph" style:parent-style-name="Standard" style:list-style-name="L1">
      <style:text-properties fo:font-size="12pt" officeooo:rsid="001ed715" officeooo:paragraph-rsid="001ed715" style:font-size-asian="10.5pt" style:font-size-complex="12pt"/>
    </style:style>
    <style:style style:name="P8" style:family="paragraph" style:parent-style-name="Standard">
      <style:text-properties fo:font-size="12pt" officeooo:rsid="001ee9b7" officeooo:paragraph-rsid="001ee9b7" style:font-size-asian="10.5pt" style:font-size-complex="12pt"/>
    </style:style>
    <style:style style:name="P9" style:family="paragraph" style:parent-style-name="Standard" style:list-style-name="L2">
      <style:text-properties fo:font-size="12pt" officeooo:rsid="001ee9b7" officeooo:paragraph-rsid="001ee9b7" style:font-size-asian="10.5pt" style:font-size-complex="12pt"/>
    </style:style>
    <style:style style:name="P10" style:family="paragraph" style:parent-style-name="Standard">
      <style:text-properties fo:font-size="12pt" officeooo:rsid="0020dd07" officeooo:paragraph-rsid="0020dd07" style:font-size-asian="10.5pt" style:font-size-complex="12pt"/>
    </style:style>
    <style:style style:name="P11" style:family="paragraph" style:parent-style-name="Standard" style:list-style-name="L3">
      <style:text-properties fo:font-size="12pt" officeooo:rsid="0020dd07" officeooo:paragraph-rsid="0020dd07" style:font-size-asian="10.5pt" style:font-size-complex="12pt"/>
    </style:style>
    <style:style style:name="P12" style:family="paragraph" style:parent-style-name="Standard">
      <style:text-properties fo:font-size="12pt" officeooo:rsid="00217c5e" officeooo:paragraph-rsid="00217c5e" style:font-size-asian="10.5pt" style:font-size-complex="12pt"/>
    </style:style>
    <style:style style:name="P13" style:family="paragraph" style:parent-style-name="Standard" style:list-style-name="L4">
      <style:text-properties fo:font-size="12pt" officeooo:rsid="00217c5e" officeooo:paragraph-rsid="00217c5e" style:font-size-asian="10.5pt" style:font-size-complex="12pt"/>
    </style:style>
    <style:style style:name="P14" style:family="paragraph" style:parent-style-name="Standard" style:list-style-name="L5">
      <style:text-properties fo:font-size="12pt" officeooo:rsid="0021af7b" officeooo:paragraph-rsid="0021af7b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nieres en devoluy:</text:p>
      <text:list text:style-name="L1">
        <text:list-item>
          <text:p text:style-name="P7">Scheda: <text:a xlink:type="simple" xlink:href="https://donneespubliques.meteofrance.fr/metadonnees_publiques/fiches/fiche_05139006.pdf" text:style-name="Internet_20_link" text:visited-style-name="Visited_20_Internet_20_Link">https://donneespubliques.meteofrance.fr/metadonnees_publiques/fiches/fiche_05139006.pdf</text:a></text:p>
        </text:list-item>
        <text:list-item>
          <text:p text:style-name="P7">Stazione: <text:a xlink:type="simple" xlink:href="https://www.infoclimat.fr/observations-meteo/temps-reel/test-mf-agnieres-en-devoluy/MF05139006.html" text:style-name="Internet_20_link" text:visited-style-name="Visited_20_Internet_20_Link">https://www.infoclimat.fr/observations-meteo/temps-reel/test-mf-agnieres-en-devoluy/MF05139006.html</text:a></text:p>
        </text:list-item>
        <text:list-item>
          <text:p text:style-name="P7">Coordinate: 44.696186, 5.880849</text:p>
        </text:list-item>
      </text:list>
      <text:p text:style-name="P6"/>
      <text:p text:style-name="P6"/>
      <text:p text:style-name="P2">Aiguines sapc:</text:p>
      <text:list text:style-name="L2">
        <text:list-item>
          <text:p text:style-name="P9">Scheda: <text:a xlink:type="simple" xlink:href="https://donneespubliques.meteofrance.fr/metadonnees_publiques/fiches/fiche_83002004.pdf" text:style-name="Internet_20_link" text:visited-style-name="Visited_20_Internet_20_Link">https://donneespubliques.meteofrance.fr/metadonnees_publiques/fiches/fiche_83002004.pdf</text:a></text:p>
        </text:list-item>
        <text:list-item>
          <text:p text:style-name="P9">Stazione: <text:a xlink:type="simple" xlink:href="https://www.infoclimat.fr/observations-meteo/temps-reel/aiguinessapc/MF83002004.html" text:style-name="Internet_20_link" text:visited-style-name="Visited_20_Internet_20_Link">https://www.infoclimat.fr/observations-meteo/temps-reel/aiguinessapc/MF83002004.html</text:a></text:p>
        </text:list-item>
        <text:list-item>
          <text:p text:style-name="P9">Coordinate: 43.794443, 6.244831</text:p>
        </text:list-item>
      </text:list>
      <text:p text:style-name="P8"/>
      <text:p text:style-name="P8"/>
      <text:p text:style-name="P3">Alpe d’Huez:</text:p>
      <text:list text:style-name="L3">
        <text:list-item>
          <text:p text:style-name="P11">Scheda: <text:a xlink:type="simple" xlink:href="https://donneespubliques.meteofrance.fr/metadonnees_publiques/fiches/fiche_38191002.pdf" text:style-name="Internet_20_link" text:visited-style-name="Visited_20_Internet_20_Link">https://donneespubliques.meteofrance.fr/metadonnees_publiques/fiches/fiche_38191002.pdf</text:a></text:p>
        </text:list-item>
        <text:list-item>
          <text:p text:style-name="P11">Stazione: <text:a xlink:type="simple" xlink:href="https://www.infoclimat.fr/observations-meteo/temps-reel/alpe-d-huez/MF38191002.html" text:style-name="Internet_20_link" text:visited-style-name="Visited_20_Internet_20_Link">https://www.infoclimat.fr/observations-meteo/temps-reel/alpe-d-huez/MF38191002.html</text:a></text:p>
        </text:list-item>
        <text:list-item>
          <text:p text:style-name="P11">Coordinate: 45.087868, 6.085787</text:p>
        </text:list-item>
      </text:list>
      <text:p text:style-name="P10"/>
      <text:p text:style-name="P10"/>
      <text:p text:style-name="P4">Ancelle:</text:p>
      <text:list text:style-name="L4">
        <text:list-item>
          <text:p text:style-name="P13">Scheda: <text:a xlink:type="simple" xlink:href="https://donneespubliques.meteofrance.fr/metadonnees_publiques/fiches/fiche_05004001.pdf" text:style-name="Internet_20_link" text:visited-style-name="Visited_20_Internet_20_Link">https://donneespubliques.meteofrance.fr/metadonnees_publiques/fiches/fiche_05004001.pdf</text:a></text:p>
        </text:list-item>
        <text:list-item>
          <text:p text:style-name="P13">Stazione: <text:a xlink:type="simple" xlink:href="https://www.infoclimat.fr/observations-meteo/temps-reel/test-mf-csv-ancelle/MF05004001.html" text:style-name="Internet_20_link" text:visited-style-name="Visited_20_Internet_20_Link">https://www.infoclimat.fr/observations-meteo/temps-reel/test-mf-csv-ancelle/MF05004001.html</text:a></text:p>
        </text:list-item>
        <text:list-item>
          <text:p text:style-name="P13">Coordinate: 44.624474, 6.209789</text:p>
        </text:list-item>
      </text:list>
      <text:p text:style-name="P12"/>
      <text:p text:style-name="P12"/>
      <text:p text:style-name="P5">Arvieux la chalp:</text:p>
      <text:list text:style-name="L5">
        <text:list-item>
          <text:p text:style-name="P14">Scheda: <text:a xlink:type="simple" xlink:href="https://donneespubliques.meteofrance.fr/metadonnees_publiques/fiches/fiche_05007001.pdf" text:style-name="Internet_20_link" text:visited-style-name="Visited_20_Internet_20_Link">https://donneespubliques.meteofrance.fr/metadonnees_publiques/fiches/fiche_05007001.pdf</text:a></text:p>
        </text:list-item>
        <text:list-item>
          <text:p text:style-name="P14">Stazione: <text:a xlink:type="simple" xlink:href="https://www.infoclimat.fr/observations-meteo/temps-reel/arvieux-la-chalp/MF05007001.html" text:style-name="Internet_20_link" text:visited-style-name="Visited_20_Internet_20_Link">https://www.infoclimat.fr/observations-meteo/temps-reel/arvieux-la-chalp/MF05007001.html</text:a></text:p>
        </text:list-item>
        <text:list-item>
          <text:p text:style-name="P14">Coordinate: 44.781094, 6.736641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4:41:33.843563802</meta:creation-date>
    <dc:date>2026-03-04T15:43:24.620241351</dc:date>
    <meta:editing-duration>PT24M2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61" meta:character-count="1211" meta:non-whitespace-character-count="1185"/>
  </office:meta>
</office:document-meta>
</file>